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font-name="Times New Roman"/>
    </style:style>
    <style:style style:name="P4" style:family="paragraph" style:parent-style-name="Text_20_body" style:list-style-name="L2">
      <style:text-properties style:font-name="Times New Roman"/>
    </style:style>
    <style:style style:name="P5" style:family="paragraph" style:parent-style-name="Heading_20_4">
      <style:paragraph-properties fo:margin-top="0.423cm" fo:margin-bottom="0.212cm" fo:keep-with-next="always"/>
    </style:style>
    <style:style style:name="P6" style:family="paragraph" style:parent-style-name="Heading_20_3">
      <style:text-properties style:font-name="Times New Roman"/>
    </style:style>
    <style:style style:name="T1" style:family="text">
      <style:text-properties fo:color="#0000cc"/>
    </style:style>
    <style:style style:name="T2" style:family="text">
      <style:text-properties fo:color="#0000cc" style:font-name="Times New Roman"/>
    </style:style>
    <style:style style:name="T3" style:family="text">
      <style:text-properties style:font-name="Times New Roman"/>
    </style:style>
    <style:style style:name="T4"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Explicación general del sistema de gestión de tareas en Java:</text:h>
      <text:p text:style-name="P3"/>
      <text:p text:style-name="Text_20_body"><text:span text:style-name="T3">El programa desarrollado implementa un </text:span><text:span text:style-name="Strong_20_Emphasis"><text:span text:style-name="T3">sistema de gestión de tareas estilo Kanban</text:span></text:span><text:span text:style-name="T3"> en lenguaje Java. Permite al usuario agregar, mover, modificar, eliminar y listar tareas organizadas en tres estados: </text:span><text:span text:style-name="Strong_20_Emphasis"><text:span text:style-name="T3">Pendientes</text:span></text:span><text:span text:style-name="T3">, </text:span><text:span text:style-name="Strong_20_Emphasis"><text:span text:style-name="T3">En Proceso</text:span></text:span><text:span text:style-name="T3"> y </text:span><text:span text:style-name="Strong_20_Emphasis"><text:span text:style-name="T3">Finalizadas</text:span></text:span><text:span text:style-name="T3">. El acceso al sistema está restringido mediante una autenticación básica por usuario y contraseña. A continuación, se detalla su estructura y funcionamiento.</text:span></text:p>
      <text:h text:style-name="P6" text:outline-level="3">Estructura general</text:h>
      <text:p text:style-name="P3">El código está organizado dentro de una clase principal que contiene:</text:p>
      <text:list xml:id="list5640258866491563725" text:style-name="L1">
        <text:list-item>
          <text:p text:style-name="P1"><text:span text:style-name="T3">Un </text:span><text:span text:style-name="Strong_20_Emphasis"><text:span text:style-name="T3">escáner global</text:span></text:span><text:span text:style-name="T3"> para leer entradas por consola.</text:span></text:p>
        </text:list-item>
        <text:list-item>
          <text:p text:style-name="P1"><text:span text:style-name="T3">Tres </text:span><text:span text:style-name="Strong_20_Emphasis"><text:span text:style-name="T3">listas dinámicas</text:span></text:span><text:span text:style-name="T3"> (</text:span><text:span text:style-name="Source_20_Text"><text:span text:style-name="T3">ArrayList&lt;String&gt;</text:span></text:span><text:span text:style-name="T3">) que almacenan las tareas de acuerdo con su estado: </text:span><text:span text:style-name="Source_20_Text"><text:span text:style-name="T3">pendientes</text:span></text:span><text:span text:style-name="T3">, </text:span><text:span text:style-name="Source_20_Text"><text:span text:style-name="T3">enProceso</text:span></text:span><text:span text:style-name="T3"> y </text:span><text:span text:style-name="Source_20_Text"><text:span text:style-name="T3">finalizadas</text:span></text:span><text:span text:style-name="T3">.</text:span></text:p>
        </text:list-item>
        <text:list-item>
          <text:p text:style-name="P1"><text:span text:style-name="T3">Las </text:span><text:span text:style-name="Strong_20_Emphasis"><text:span text:style-name="T3">credenciales fijas</text:span></text:span><text:span text:style-name="T3"> de acceso al sistema.</text:span></text:p>
        </text:list-item>
        <text:list-item>
          <text:p text:style-name="P1"><text:span text:style-name="T3">Un conjunto de </text:span><text:span text:style-name="Strong_20_Emphasis"><text:span text:style-name="T3">métodos auxiliares</text:span></text:span><text:span text:style-name="T3"> que encapsulan cada operación del sistema (agregar, mover, modificar, eliminar y listar tareas).</text:span></text:p>
        </text:list-item>
      </text:list>
      <text:h text:style-name="P6" text:outline-level="3">Inicio del programa</text:h>
      <text:p text:style-name="Text_20_body"><text:span text:style-name="T3">El punto de entrada es el método </text:span><text:span text:style-name="Source_20_Text"><text:span text:style-name="T3">main</text:span></text:span><text:span text:style-name="T3">, que:</text:span></text:p>
      <text:list xml:id="list3824141760600170299" text:style-name="L2">
        <text:list-item>
          <text:p text:style-name="P2"><text:span text:style-name="T3">Intenta iniciar sesión mediante el método </text:span><text:span text:style-name="Source_20_Text"><text:span text:style-name="T3">iniciarSesion()</text:span></text:span><text:span text:style-name="T3">. Si no se ingresan correctamente las credenciales en tres intentos, el programa finaliza.</text:span></text:p>
        </text:list-item>
        <text:list-item>
          <text:p text:style-name="P4">Si la autenticación es exitosa, se muestra un menú con 7 opciones disponibles.</text:p>
        </text:list-item>
        <text:list-item>
          <text:p text:style-name="P4">El usuario puede interactuar con el sistema seleccionando operaciones numéricas entre 1 y 7, donde cada número llama a una función específica.</text:p>
        </text:list-item>
        <text:list-item>
          <text:p text:style-name="P4">La ejecución continúa hasta que el usuario decide salir mediante la opción 7, que requiere una confirmación adicional.</text:p>
        </text:list-item>
      </text:list>
      <text:h text:style-name="P6" text:outline-level="3">Funciones principales</text:h>
      <text:h text:style-name="Heading_20_4" text:outline-level="4"><text:span text:style-name="Source_20_Text"><text:span text:style-name="T2">iniciarSesion()</text:span></text:span></text:h>
      <text:p text:style-name="P3">Solicita un nombre de usuario y una contraseña, comparándolos con los valores fijos. El usuario tiene tres intentos para ingresar las credenciales correctas. Si falla, se imprime un mensaje de error y se cancela la ejecución.</text:p>
      <text:h text:style-name="P5" text:outline-level="4"><text:span text:style-name="Source_20_Text"><text:span text:style-name="T2">mostrarMenu()</text:span></text:span></text:h>
      <text:p text:style-name="P3">Muestra por consola el menú principal con las opciones numeradas, que representan las funcionalidades del sistema.</text:p>
      <text:h text:style-name="P5" text:outline-level="4"><text:span text:style-name="Source_20_Text"><text:span text:style-name="T2">agregarTarea()</text:span></text:span></text:h>
      <text:p text:style-name="Text_20_body"><text:span text:style-name="T3">Permite al usuario ingresar una nueva tarea que se agregará a la lista de </text:span><text:span text:style-name="Strong_20_Emphasis"><text:span text:style-name="T3">Pendientes</text:span></text:span><text:span text:style-name="T3">. Antes de agregarla, se solicita confirmación.</text:span></text:p>
      <text:h text:style-name="P5" text:outline-level="4"><text:soft-page-break/><text:span text:style-name="Source_20_Text"><text:span text:style-name="T2">moverTarea(...)</text:span></text:span></text:h>
      <text:p text:style-name="Text_20_body"><text:span text:style-name="T3">Permite mover una tarea de una lista a otra (por ejemplo, de </text:span><text:span text:style-name="Emphasis"><text:span text:style-name="T3">Pendientes</text:span></text:span><text:span text:style-name="T3"> a </text:span><text:span text:style-name="Emphasis"><text:span text:style-name="T3">En Proceso</text:span></text:span><text:span text:style-name="T3">). Se solicita confirmación antes de mover la tarea. Esta función se usa tanto para el paso de una tarea al estado siguiente como para finalizarla.</text:span></text:p>
      <text:h text:style-name="P5" text:outline-level="4"><text:span text:style-name="Source_20_Text"><text:span text:style-name="T2">modificarTarea()</text:span></text:span></text:h>
      <text:p text:style-name="Text_20_body"><text:span text:style-name="T3">Permite cambiar el nombre de una tarea que esté en la lista de </text:span><text:span text:style-name="Emphasis"><text:span text:style-name="T3">Pendientes</text:span></text:span><text:span text:style-name="T3"> o </text:span><text:span text:style-name="Emphasis"><text:span text:style-name="T3">En Proceso</text:span></text:span><text:span text:style-name="T3">. El usuario elige en qué lista buscar y luego selecciona la tarea por nombre o posición.</text:span></text:p>
      <text:h text:style-name="P5" text:outline-level="4"><text:span text:style-name="Source_20_Text"><text:span text:style-name="T2">eliminarTarea()</text:span></text:span></text:h>
      <text:p text:style-name="Text_20_body"><text:span text:style-name="T3">Permite eliminar una tarea específica o todas las tareas de una lista (Pendientes, En Proceso o Finalizadas). También se ofrece la posibilidad de eliminar todas las tareas de </text:span><text:span text:style-name="Strong_20_Emphasis"><text:span text:style-name="T3">todas las listas</text:span></text:span><text:span text:style-name="T3">. Cada operación solicita confirmación previa.</text:span></text:p>
      <text:h text:style-name="P5" text:outline-level="4"><text:span text:style-name="Source_20_Text"><text:span text:style-name="T2">listarTareas()</text:span></text:span></text:h>
      <text:p text:style-name="P3">Muestra en pantalla las tareas existentes en una o en todas las listas. Se indica la cantidad total de tareas mostradas.</text:p>
      <text:h text:style-name="P5" text:outline-level="4"><text:span text:style-name="Source_20_Text"><text:span text:style-name="T2">mostrarLista(...)</text:span></text:span></text:h>
      <text:p text:style-name="P3">Es una función auxiliar que imprime el contenido de una lista, indicando el número de cada tarea y el total de tareas listadas.</text:p>
      <text:h text:style-name="P5" text:outline-level="4"><text:span text:style-name="Source_20_Text"><text:span text:style-name="T2">buscarTarea(...)</text:span></text:span></text:h>
      <text:p text:style-name="P3">Permite buscar una tarea por nombre o por posición dentro de una lista. Se utiliza en las funciones de mover, modificar y eliminar tareas.</text:p>
      <text:h text:style-name="P5" text:outline-level="4"><text:span text:style-name="Source_20_Text"><text:span text:style-name="T2">leerEnteroConRango(...)</text:span></text:span></text:h>
      <text:p text:style-name="P3">Función de utilidad que asegura que las entradas numéricas del usuario estén dentro de un rango permitido. Maneja errores de entrada, evitando que el programa se detenga ante valores no numéricos.</text:p>
      <text:h text:style-name="P5" text:outline-level="4"><text:span text:style-name="Source_20_Text"><text:span text:style-name="T2">salir()</text:span></text:span></text:h>
      <text:p text:style-name="P3">Solicita confirmación al usuario antes de cerrar el programa.</text:p>
      <text:h text:style-name="P6" text:outline-level="3">Gestión de errores</text:h>
      <text:p text:style-name="Text_20_body"><text:span text:style-name="T3">El bloque “</text:span><text:span text:style-name="Source_20_Text"><text:span text:style-name="T3">try-catch-finally</text:span></text:span><text:span text:style-name="T3"> en </text:span><text:span text:style-name="Source_20_Text"><text:span text:style-name="T3">main()”</text:span></text:span><text:span text:style-name="T3"> garantiza que cualquier error inesperado se capture y que el </text:span><text:span text:style-name="Source_20_Text"><text:span text:style-name="T3">Scanner</text:span></text:span><text:span text:style-name="T3"> se cierre correctamente al final de la ejecución, liberando los recursos utilizados por el sistema.</text:span></text:p>
      <text:h text:style-name="P6" text:outline-level="3">Conclusión</text:h>
      <text:p text:style-name="P3">Este sistema Kanban en Java es un ejemplo funcional y modular de cómo implementar una herramienta de gestión de tareas básica. A través del uso de listas dinámicas y validaciones constantes, permite al usuario mantener un flujo de trabajo ordenado y controlado, siguiendo el espíritu del método Kanb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iana Modernell</meta:initial-creator>
    <meta:creation-date>2025-07-31T23:22:52.11</meta:creation-date>
    <meta:document-statistic meta:table-count="0" meta:image-count="0" meta:object-count="0" meta:page-count="2" meta:paragraph-count="41" meta:word-count="609" meta:character-count="3932"/>
    <dc:date>2025-07-31T23:27:37.60</dc:date>
    <dc:creator>Luciana Modernell</dc:creator>
    <meta:editing-duration>PT4M50S</meta:editing-duration>
    <meta:editing-cycles>1</meta:editing-cycles>
    <meta:generator>OpenOffice/4.1.13$Win32 OpenOffice.org_project/4113m1$Build-9810</meta:generator>
  </office:meta>
</office:document-meta>
</file>